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master-page-name="Standard">
      <style:paragraph-properties style:page-number="auto"/>
    </style:style>
    <style:style style:name="T1" style:family="text">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BIO/CSC 242 – Introduction to Bioinformatics</text:span></text:p>
      <text:p text:style-name="Standard"><text:bookmark text:name="_GoBack"/><text:span text:style-name="T1">Group Evaluation</text:span></text:p>
      <text:p text:style-name="P1"/>
      <text:p text:style-name="Standard">Your name: Brent Gaither<text:tab/></text:p>
      <text:p text:style-name="Standard">Other group members: Bill Moers</text:p>
      <text:p text:style-name="Standard">Chapter: 7</text:p>
      <text:p text:style-name="Standard"/>
      <text:p text:style-name="Standard">Describe you and your partner(s) contributions to the web exploration project. <text:s/>Your description must include information about each member’s specific contributions, frequency/location of meetings, and any difficulties your group had completing the assignment.</text:p>
      <text:p text:style-name="Standard"/>
      <text:p text:style-name="Standard">We worked on the web ex in class together and also on Friday. We were able to do the entire exploration in these two meetings and had no problems with completing the web ex.</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escribe you and your partner(s) contributions to the skills exercises. <text:s/>Your description must include information about each member’s specific contributions, frequency/location of meetings, and any difficulties your group had completing the assignment.</text:p>
      <text:p text:style-name="Standard"/>
      <text:p text:style-name="Standard">Bill and I worked on the skills in class and also on our own. We met friday to do the web ex and we finished up the skills. Bill and I both did as much as we could before we met on friday and he was able to complete the program. I would have liked to do a bit more programming on it but he went through my code with me and helped explain all of the parts I was not able to complet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Unicode MS" style:font-size-asian="12pt" style:language-asian="en" style:country-asian="US" style:font-name-complex="Calibri"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TS</meta:initial-creator>
    <dc:creator>Brent Gaither</dc:creator>
    <meta:editing-cycles>3</meta:editing-cycles>
    <meta:creation-date>2015-02-05T15:25:00</meta:creation-date>
    <dc:date>2015-02-16T21:03:42</dc:date>
    <meta:editing-duration>PT4S</meta:editing-duration>
    <meta:generator>OpenOffice.org/3.4$Unix OpenOffice.org_project/340m1$Build-9590</meta:generator>
    <meta:document-statistic meta:table-count="0" meta:image-count="0" meta:object-count="0" meta:page-count="1" meta:paragraph-count="9" meta:word-count="202" meta:character-count="1194"/>
    <meta:user-defined meta:name="AppVersion">14.0000</meta:user-defined>
    <meta:user-defined meta:name="Company">North Central Colleg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